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ffffff"/>
      <style:paragraph-properties fo:text-align="center" style:writing-mode="lr-tb"/>
    </style:style>
    <style:style style:name="P6" style:family="paragraph">
      <style:paragraph-properties style:writing-mode="lr-tb"/>
      <style:text-properties fo:font-size="10.5pt" style:font-size-asian="10.5pt" style:font-size-complex="10.5pt"/>
    </style:style>
    <style:style style:name="P7" style:family="paragraph">
      <loext:graphic-properties draw:fill-color="#ffffff"/>
      <style:paragraph-properties style:writing-mode="lr-tb"/>
      <style:text-properties fo:font-size="10.5pt" style:font-size-asian="10.5pt" style:font-size-complex="10.5pt"/>
    </style:style>
    <style:style style:name="P8" style:family="paragraph">
      <style:paragraph-properties style:writing-mode="lr-tb"/>
      <style:text-properties fo:font-size="12pt"/>
    </style:style>
    <style:style style:name="P9" style:family="paragraph">
      <loext:graphic-properties draw:fill-color="#ffffff"/>
      <style:paragraph-properties style:writing-mode="lr-tb"/>
      <style:text-properties fo:font-size="12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2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1917in" fo:min-width="1.0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ffffff" draw:textarea-horizontal-align="justify" draw:textarea-vertical-align="middle" draw:auto-grow-height="false" fo:min-height="0.2071in" fo:min-width="1.0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-color="#ffffff" draw:textarea-horizontal-align="justify" draw:textarea-vertical-align="middle" draw:auto-grow-height="false" fo:min-height="0.2516in" fo:min-width="0.86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-color="#ffffff" draw:textarea-horizontal-align="justify" draw:textarea-vertical-align="middle" draw:auto-grow-height="false" fo:min-height="0.2437in" fo:min-width="0.7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-color="#ffffff" draw:textarea-horizontal-align="justify" draw:textarea-vertical-align="middle" draw:auto-grow-height="false" fo:min-height="0.1626in" fo:min-width="0.7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ffffff" draw:textarea-horizontal-align="justify" draw:textarea-vertical-align="middle" draw:auto-grow-height="false" fo:min-height="0.2071in" fo:min-width="0.77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-color="#ffffff" draw:textarea-horizontal-align="justify" draw:textarea-vertical-align="middle" draw:auto-grow-height="false" fo:min-height="0.2146in" fo:min-width="0.99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fill-color="#ffffff" draw:textarea-horizontal-align="justify" draw:textarea-vertical-align="middle" draw:auto-grow-height="false" fo:min-height="0.1917in" fo:min-width="0.9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-color="#ffffff" draw:textarea-horizontal-align="justify" draw:textarea-vertical-align="middle" draw:auto-grow-height="false" fo:min-height="0.2709in" fo:min-width="0.6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fill-color="#ffffff" draw:textarea-horizontal-align="justify" draw:textarea-vertical-align="middle" draw:auto-grow-height="false" fo:min-height="0.1701in" fo:min-width="0.8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fill-color="#ffffff" draw:textarea-horizontal-align="justify" draw:textarea-vertical-align="middle" draw:auto-grow-height="false" fo:min-height="0.1992in" fo:min-width="0.9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fill-color="#ffffff" draw:textarea-horizontal-align="justify" draw:textarea-vertical-align="middle" draw:auto-grow-height="false" fo:min-height="0.1472in" fo:min-width="0.7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fill-color="#ffffff" draw:textarea-horizontal-align="justify" draw:textarea-vertical-align="middle" draw:auto-grow-height="false" fo:min-height="0.2283in" fo:min-width="0.9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fill-color="#ffffff" draw:textarea-horizontal-align="justify" draw:textarea-vertical-align="middle" draw:auto-grow-height="false" fo:min-height="0.4165in" fo:min-width="0.57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fill-color="#ffffff" draw:textarea-horizontal-align="justify" draw:textarea-vertical-align="middle" draw:auto-grow-height="false" fo:min-height="0.3701in" fo:min-width="0.59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fill-color="#ffffff" draw:textarea-horizontal-align="justify" draw:textarea-vertical-align="middle" draw:auto-grow-height="false" fo:min-height="0.2398in" fo:min-width="0.6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fill-color="#ffffff" draw:textarea-horizontal-align="justify" draw:textarea-vertical-align="middle" draw:auto-grow-height="false" fo:min-height="0.2602in" fo:min-width="1.1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fill-color="#ffffff" draw:textarea-horizontal-align="justify" draw:textarea-vertical-align="middle" draw:auto-grow-height="false" fo:min-height="0.2807in" fo:min-width="1.09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fill-color="#ffffff" draw:textarea-horizontal-align="justify" draw:textarea-vertical-align="middle" draw:auto-grow-height="false" fo:min-height="0.2283in" fo:min-width="0.8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fill-color="#ffffff" draw:textarea-horizontal-align="justify" draw:textarea-vertical-align="middle" draw:auto-grow-height="false" fo:min-height="0.2398in" fo:min-width="1.1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fill-color="#ffffff" draw:textarea-horizontal-align="justify" draw:textarea-vertical-align="middle" draw:auto-grow-height="false" fo:min-height="0.3492in" fo:min-width="0.6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fill-color="#ffffff" draw:textarea-horizontal-align="justify" draw:textarea-vertical-align="middle" draw:auto-grow-height="false" fo:min-height="0.4693in" fo:min-width="0.7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fill-color="#ffffff" draw:textarea-horizontal-align="justify" draw:textarea-vertical-align="middle" draw:auto-grow-height="false" fo:min-height="0.1992in" fo:min-width="0.9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fill-color="#ffffff" draw:textarea-horizontal-align="justify" draw:textarea-vertical-align="middle" draw:auto-grow-height="false" fo:min-height="0.2728in" fo:min-width="0.7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fill-color="#ffffff" draw:textarea-horizontal-align="justify" draw:textarea-vertical-align="middle" draw:auto-grow-height="false" fo:min-height="0.2209in" fo:min-width="1.0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fill-color="#ffffff" draw:textarea-horizontal-align="justify" draw:textarea-vertical-align="middle" draw:auto-grow-height="false" fo:min-height="0.1772in" fo:min-width="0.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fill-color="#ffffff" draw:textarea-horizontal-align="justify" draw:textarea-vertical-align="middle" draw:auto-grow-height="false" fo:min-height="0.3543in" fo:min-width="1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fill-color="#ffffff" draw:textarea-horizontal-align="justify" draw:textarea-vertical-align="middle" draw:auto-grow-height="false" fo:min-height="0.2362in" fo:min-width="0.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fill-color="#ffffff" draw:textarea-horizontal-align="justify" draw:textarea-vertical-align="middle" draw:auto-grow-height="false" fo:min-height="0.2146in" fo:min-width="0.8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fill-color="#ffffff" draw:textarea-horizontal-align="justify" draw:textarea-vertical-align="middle" draw:auto-grow-height="false" fo:min-height="0.2654in" fo:min-width="0.8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fill-color="#ffffff" draw:textarea-horizontal-align="justify" draw:textarea-vertical-align="middle" draw:auto-grow-height="false" fo:min-height="0.2516in" fo:min-width="1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fill-color="#ffffff" draw:textarea-horizontal-align="justify" draw:textarea-vertical-align="middle" draw:auto-grow-height="false" fo:min-height="0.2398in" fo:min-width="1.0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fill-color="#ffffff" draw:textarea-horizontal-align="justify" draw:textarea-vertical-align="middle" draw:auto-grow-height="false" fo:min-height="0.4846in" fo:min-width="0.5736in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34" draw:text-style-name="P3" svg:width="1.1461in" svg:height="0.9689in" svg:x="0.872in" svg:y="0.1402in"><text:p text:style-name="P2">Kontrol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" draw:name="Shape2" draw:style-name="gr33" draw:text-style-name="P5" svg:width="1.0315in" svg:height="0.2398in" svg:x="0.978in" svg:y="2.328in"><text:p text:style-name="P4">Dokter</text:p><draw:enhanced-geometry svg:viewBox="0 0 21600 21600" draw:type="rectangle" draw:enhanced-path="M 0 0 L 21600 0 21600 21600 0 21600 0 0 Z N"/></draw:custom-shape><draw:custom-shape text:anchor-type="paragraph" draw:z-index="2" draw:name="Shape3" draw:style-name="gr32" draw:text-style-name="P3" svg:width="1.7087in" svg:height="0.3543in" svg:x="-0.5016in" svg:y="3.4217in"><text:p text:style-name="P2">Spesialisasi_Dokt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4" draw:style-name="gr31" draw:text-style-name="P3" svg:width="1.2189in" svg:height="0.3752in" svg:x="-0.4492in" svg:y="1.2862in"><text:p text:style-name="P2">Kode_Dokt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5" draw:style-name="gr30" draw:text-style-name="P3" svg:width="1.2713in" svg:height="0.3024in" svg:x="-0.5429in" svg:y="2.7654in"><text:p text:style-name="P2">Alamat_Dokt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6" draw:style-name="gr29" draw:text-style-name="P3" svg:width="1.1461in" svg:height="0.3335in" svg:x="-0.4701in" svg:y="2.0256in"><text:p text:style-name="P2">Nama_Dokt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7" draw:style-name="gr28" draw:text-style-name="P5" svg:width="1.3335in" svg:height="0.3543in" svg:x="3.8736in" svg:y="1.7965in"><text:p text:style-name="P4">Pasien</text:p><draw:enhanced-geometry svg:viewBox="0 0 21600 21600" draw:type="rectangle" draw:enhanced-path="M 0 0 L 21600 0 21600 21600 0 21600 0 0 Z N"/></draw:custom-shape><draw:custom-shape text:anchor-type="paragraph" draw:z-index="7" draw:name="Shape8" draw:style-name="gr27" draw:text-style-name="P9" svg:width="1.1476in" svg:height="0.2512in" svg:x="2.9465in" svg:y="0.5465in"><text:p text:style-name="P8"><text:span text:style-name="T2">Kode_Pasie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9" draw:style-name="gr26" draw:text-style-name="P3" svg:width="1.4378in" svg:height="0.313in" svg:x="4.728in" svg:y="1.1508in"><text:p text:style-name="P2">Tanggal_Datang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Shape10" draw:style-name="gr25" draw:text-style-name="P7" svg:width="1.0004in" svg:height="0.3858in" svg:x="3.0508in" svg:y="1.0882in"><text:p text:style-name="P6"><text:span text:style-name="T1">Nama_pasie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Shape11" draw:style-name="gr24" draw:text-style-name="P3" svg:width="1.3441in" svg:height="0.2815in" svg:x="4.8008in" svg:y="0.578in"><text:p text:style-name="P2">Alamat_Pasie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12" draw:style-name="gr23" draw:text-style-name="P3" svg:width="1.4378in" svg:height="0.9378in" svg:x="7.4047in" svg:y="-0.4118in"><text:p text:style-name="P2">Menjalankan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2" draw:name="Shape13" draw:style-name="gr22" draw:text-style-name="P3" svg:width="1.3024in" svg:height="0.698in" svg:x="3.811in" svg:y="2.6193in"><text:p text:style-name="P2">Menguru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3" draw:name="Shape14" draw:style-name="gr21" draw:text-style-name="P5" svg:width="1.198in" svg:height="0.2398in" svg:x="3.2693in" svg:y="4.0673in"><text:p text:style-name="P4">Pembayaran</text:p><draw:enhanced-geometry svg:viewBox="0 0 21600 21600" draw:type="rectangle" draw:enhanced-path="M 0 0 L 21600 0 21600 21600 0 21600 0 0 Z N"/></draw:custom-shape><draw:custom-shape text:anchor-type="paragraph" draw:z-index="14" draw:name="Shape15" draw:style-name="gr20" draw:text-style-name="P3" svg:width="1.198in" svg:height="0.3232in" svg:x="2.1862in" svg:y="5.3902in"><text:p text:style-name="P2">Kd_Pasie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Shape16" draw:style-name="gr19" draw:text-style-name="P5" svg:width="1.5421in" svg:height="0.3961in" svg:x="1.811in" svg:y="4.6193in"><text:p text:style-name="P4">Kode_Pembayara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Shape17" draw:style-name="gr18" draw:text-style-name="P5" svg:width="1.198in" svg:height="0.2606in" svg:x="7.478in" svg:y="0.9634in"><text:p text:style-name="P4">Ruang_inap</text:p><draw:enhanced-geometry svg:viewBox="0 0 21600 21600" draw:type="rectangle" draw:enhanced-path="M 0 0 L 21600 0 21600 21600 0 21600 0 0 Z N"/></draw:custom-shape><draw:custom-shape text:anchor-type="paragraph" draw:z-index="17" draw:name="Shape18" draw:style-name="gr17" draw:text-style-name="P5" svg:width="0.6567in" svg:height="0.2398in" svg:x="7.9047in" svg:y="2.8382in"><text:p text:style-name="P4">Ruangan</text:p><draw:enhanced-geometry svg:viewBox="0 0 21600 21600" draw:type="rectangle" draw:enhanced-path="M 0 0 L 21600 0 21600 21600 0 21600 0 0 Z N"/></draw:custom-shape><draw:custom-shape text:anchor-type="paragraph" draw:z-index="18" draw:name="Shape19" draw:style-name="gr16" draw:text-style-name="P3" svg:width="1.1878in" svg:height="0.7398in" svg:x="7.561in" svg:y="1.6717in"><text:p text:style-name="P2">Didalam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9" draw:name="Shape20" draw:style-name="gr15" draw:text-style-name="P3" svg:width="1.1567in" svg:height="0.8335in" svg:x="7.7902in" svg:y="4.661in"><text:p text:style-name="P2">Dirawat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0" draw:name="Shape21" draw:style-name="gr14" draw:text-style-name="P3" svg:width="1.3594in" svg:height="0.3232in" svg:x="8.7902in" svg:y="0.9008in"><text:p text:style-name="P2">Kd_Rawat_Inap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22" draw:style-name="gr13" draw:text-style-name="P3" svg:width="1.0106in" svg:height="0.2087in" svg:x="6.2693in" svg:y="2.6508in"><text:p text:style-name="P2">Kd_Ruang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Shape24" draw:style-name="gr12" draw:text-style-name="P3" svg:width="1.3543in" svg:height="0.2815in" svg:x="6.1445in" svg:y="3.1717in"><text:p text:style-name="P2">Kd_Rawat_Inap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Shape25" draw:style-name="gr11" draw:text-style-name="P3" svg:width="1.1776in" svg:height="0.2398in" svg:x="6.1965in" svg:y="3.828in"><text:p text:style-name="P2">Nama_Ruang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Shape23" draw:style-name="gr10" draw:text-style-name="P5" svg:width="0.6878in" svg:height="0.2713in" svg:x="6.3634in" svg:y="5.6299in"><text:p text:style-name="P4">Petugas</text:p><draw:enhanced-geometry svg:viewBox="0 0 21600 21600" draw:type="rectangle" draw:enhanced-path="M 0 0 L 21600 0 21600 21600 0 21600 0 0 Z N"/></draw:custom-shape><draw:custom-shape text:anchor-type="paragraph" draw:z-index="25" draw:name="Shape26" draw:style-name="gr9" draw:text-style-name="P3" svg:width="1.313in" svg:height="0.2713in" svg:x="4.9673in" svg:y="6.5362in"><text:p text:style-name="P2">Nama_Petuga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name="Shape27" draw:style-name="gr8" draw:text-style-name="P3" svg:width="1.4067in" svg:height="0.3024in" svg:x="6.4984in" svg:y="6.5154in"><text:p text:style-name="P2">Alamat_Petuga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Shape28" draw:style-name="gr7" draw:text-style-name="P5" svg:width="1.0941in" svg:height="0.2921in" svg:x="8.0925in" svg:y="6.5256in"><text:p text:style-name="P4">Jam_Jag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Shape29" draw:style-name="gr6" draw:text-style-name="P3" svg:width="1.1252in" svg:height="0.2295in" svg:x="3.6236in" svg:y="6.5571in"><text:p text:style-name="P2">Kd_Petuga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Shape30" draw:style-name="gr5" draw:text-style-name="P3" svg:width="1.115in" svg:height="0.3441in" svg:x="8.9256in" svg:y="1.4217in"><text:p text:style-name="P2">Kd_Pasie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Shape31" draw:style-name="gr4" draw:text-style-name="P5" svg:width="1.2295in" svg:height="0.3543in" svg:x="4.3528in" svg:y="4.5984in"><text:p text:style-name="P4">Kd_Petuga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Shape32" draw:style-name="gr3" draw:text-style-name="P5" svg:width="1.5315in" svg:height="0.2921in" svg:x="4.0193in" svg:y="5.3902in"><text:p text:style-name="P4">Jumlah_Harg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name="Shape33" draw:style-name="gr2" draw:text-style-name="P3" svg:width="1.4689in" svg:height="0.2713in" svg:x="6.1862in" svg:y="4.3902in"><text:p text:style-name="P2">Nama_Gedung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3" draw:name="Shape34" draw:style-name="gr1" draw:text-style-name="P1" svg:x1="1.4465in" svg:y1="1.1091in" svg:x2="1.5091in" svg:y2="2.328in"><text:p/></draw:line><draw:line text:anchor-type="paragraph" draw:z-index="34" draw:name="Shape35" draw:style-name="gr1" draw:text-style-name="P1" svg:x1="0.978in" svg:y1="2.3276in" svg:x2="0.6654in" svg:y2="1.5673in"><text:p/></draw:line><draw:line text:anchor-type="paragraph" draw:z-index="35" draw:name="Shape36" draw:style-name="gr1" draw:text-style-name="P1" svg:x1="0.9776in" svg:y1="2.4213in" svg:x2="0.6756in" svg:y2="2.2339in"><text:p/></draw:line><draw:line text:anchor-type="paragraph" draw:z-index="36" draw:name="Shape37" draw:style-name="gr1" draw:text-style-name="P1" svg:x1="0.978in" svg:y1="2.5154in" svg:x2="0.728in" svg:y2="2.8799in"><text:p/></draw:line><draw:line text:anchor-type="paragraph" draw:z-index="37" draw:name="Shape38" draw:style-name="gr1" draw:text-style-name="P1" svg:x1="0.978in" svg:y1="2.5673in" svg:x2="1.0299in" svg:y2="3.5362in"><text:p/></draw:line><draw:line text:anchor-type="paragraph" draw:z-index="38" draw:name="Shape39" draw:style-name="gr1" draw:text-style-name="P1" svg:x1="1.728in" svg:y1="0.8382in" svg:x2="3.8736in" svg:y2="1.9839in"><text:p/></draw:line><draw:line text:anchor-type="paragraph" draw:z-index="39" draw:name="Shape40" draw:style-name="gr1" draw:text-style-name="P1" svg:x1="3.978in" svg:y1="1.7965in" svg:x2="3.7799in" svg:y2="1.411in"><text:p/></draw:line><draw:line text:anchor-type="paragraph" draw:z-index="40" draw:name="Shape41" draw:style-name="gr1" draw:text-style-name="P1" svg:x1="4.3736in" svg:y1="1.7965in" svg:x2="3.9047in" svg:y2="0.7445in"><text:p/></draw:line><draw:line text:anchor-type="paragraph" draw:z-index="41" draw:name="Shape42" draw:style-name="gr1" draw:text-style-name="P1" svg:x1="4.561in" svg:y1="1.7969in" svg:x2="4.8008in" svg:y2="0.7134in"><text:p/></draw:line><draw:line text:anchor-type="paragraph" draw:z-index="42" draw:name="Shape43" draw:style-name="gr1" draw:text-style-name="P1" svg:x1="4.728in" svg:y1="1.7965in" svg:x2="5.0717in" svg:y2="1.411in"><text:p/></draw:line><draw:line text:anchor-type="paragraph" draw:z-index="43" draw:name="Shape44" draw:style-name="gr1" draw:text-style-name="P1" svg:x1="4.4882in" svg:y1="2.1508in" svg:x2="4.4673in" svg:y2="2.6197in"><text:p/></draw:line><draw:line text:anchor-type="paragraph" draw:z-index="44" draw:name="Shape45" draw:style-name="gr1" draw:text-style-name="P1" svg:x1="4.4465in" svg:y1="3.3173in" svg:x2="3.811in" svg:y2="4.0673in"><text:p/></draw:line><draw:line text:anchor-type="paragraph" draw:z-index="45" draw:name="Shape46" draw:style-name="gr1" draw:text-style-name="P1" svg:x1="3.2697in" svg:y1="4.3071in" svg:x2="2.8945in" svg:y2="4.6197in"><text:p/></draw:line><draw:line text:anchor-type="paragraph" draw:z-index="46" draw:name="Shape47" draw:style-name="gr1" draw:text-style-name="P1" svg:x1="4.4673in" svg:y1="4.3071in" svg:x2="4.9882in" svg:y2="4.5988in"><text:p/></draw:line><draw:line text:anchor-type="paragraph" draw:z-index="47" draw:name="Shape48" draw:style-name="gr1" draw:text-style-name="P1" svg:x1="3.6236in" svg:y1="4.3071in" svg:x2="3.228in" svg:y2="5.4425in"><text:p/></draw:line><draw:line text:anchor-type="paragraph" draw:z-index="48" draw:name="Shape49" draw:style-name="gr1" draw:text-style-name="P1" svg:x1="3.9673in" svg:y1="4.3071in" svg:x2="4.3528in" svg:y2="5.4425in"><text:p/></draw:line><draw:line text:anchor-type="paragraph" draw:z-index="49" draw:name="Shape50" draw:style-name="gr1" draw:text-style-name="P1" svg:x1="5.2071in" svg:y1="2.1504in" svg:x2="7.926in" svg:y2="0.3902in"><text:p/></draw:line><draw:line text:anchor-type="paragraph" draw:z-index="50" draw:name="Shape51" draw:style-name="gr1" draw:text-style-name="P1" svg:x1="8.1236in" svg:y1="0.5256in" svg:x2="8.1339in" svg:y2="0.963in"><text:p/></draw:line><draw:line text:anchor-type="paragraph" draw:z-index="51" draw:name="Shape52" draw:style-name="gr1" draw:text-style-name="P1" svg:x1="8.6756in" svg:y1="1.0882in" svg:x2="8.7902in" svg:y2="1.078in"><text:p/></draw:line><draw:line text:anchor-type="paragraph" draw:z-index="52" draw:name="Shape53" draw:style-name="gr1" draw:text-style-name="P1" svg:x1="8.6756in" svg:y1="1.2236in" svg:x2="9.2693in" svg:y2="1.4217in"><text:p/></draw:line><draw:line text:anchor-type="paragraph" draw:z-index="53" draw:name="Shape54" draw:style-name="gr1" draw:text-style-name="P1" svg:x1="8.1339in" svg:y1="1.2236in" svg:x2="8.1547in" svg:y2="1.6717in"><text:p/></draw:line><draw:line text:anchor-type="paragraph" draw:z-index="54" draw:name="Shape55" draw:style-name="gr1" draw:text-style-name="P1" svg:x1="8.1445in" svg:y1="2.411in" svg:x2="8.1445in" svg:y2="2.8382in"><text:p/></draw:line><draw:line text:anchor-type="paragraph" draw:z-index="55" draw:name="Shape56" draw:style-name="gr1" draw:text-style-name="P1" svg:x1="7.9051in" svg:y1="3.026in" svg:x2="7.1862in" svg:y2="2.8071in"><text:p/></draw:line><draw:line text:anchor-type="paragraph" draw:z-index="56" draw:name="Shape57" draw:style-name="gr1" draw:text-style-name="P1" svg:x1="7.9047in" svg:y1="3.078in" svg:x2="7.4984in" svg:y2="3.3071in"><text:p/></draw:line><draw:line text:anchor-type="paragraph" draw:z-index="57" draw:name="Shape58" draw:style-name="gr1" draw:text-style-name="P1" svg:x1="8.1028in" svg:y1="3.078in" svg:x2="7.3736in" svg:y2="3.9114in"><text:p/></draw:line><draw:line text:anchor-type="paragraph" draw:z-index="58" draw:name="Shape59" draw:style-name="gr1" draw:text-style-name="P1" svg:x1="8.176in" svg:y1="3.078in" svg:x2="7.3217in" svg:y2="4.4425in"><text:p/></draw:line><draw:line text:anchor-type="paragraph" draw:z-index="59" draw:name="Shape60" draw:style-name="gr1" draw:text-style-name="P1" svg:x1="8.228in" svg:y1="3.078in" svg:x2="8.3634in" svg:y2="4.6614in"><text:p/></draw:line><draw:line text:anchor-type="paragraph" draw:z-index="60" draw:name="Shape61" draw:style-name="gr1" draw:text-style-name="P1" svg:x1="7.9571in" svg:y1="5.2134in" svg:x2="7.0508in" svg:y2="5.6299in"><text:p/></draw:line><draw:line text:anchor-type="paragraph" draw:z-index="61" draw:name="Shape62" draw:style-name="gr1" draw:text-style-name="P1" svg:x1="6.3634in" svg:y1="5.7547in" svg:x2="4.3736in" svg:y2="6.5567in"><text:p/></draw:line><draw:line text:anchor-type="paragraph" draw:z-index="62" draw:name="Shape63" draw:style-name="gr1" draw:text-style-name="P1" svg:x1="6.3634in" svg:y1="5.9008in" svg:x2="5.8945in" svg:y2="6.5571in"><text:p/></draw:line><draw:line text:anchor-type="paragraph" draw:z-index="63" draw:name="Shape64" draw:style-name="gr1" draw:text-style-name="P1" svg:x1="6.8736in" svg:y1="5.9008in" svg:x2="7.0299in" svg:y2="6.5154in"><text:p/></draw:line><draw:line text:anchor-type="paragraph" draw:z-index="64" draw:name="Shape65" draw:style-name="gr1" draw:text-style-name="P1" svg:x1="7.0508in" svg:y1="5.9008in" svg:x2="8.6445in" svg:y2="6.526in"><text:p/></draw:lin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rawing" style:family="paragraph" style:parent-style-name="Caption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30T14:06:51.352000000</meta:creation-date>
    <dc:date>2020-03-30T15:27:51.801000000</dc:date>
    <meta:editing-duration>PT8M56S</meta:editing-duration>
    <meta:editing-cycles>1</meta:editing-cycles>
    <meta:generator>LibreOffice/6.4.2.2$Windows_X86_64 LibreOffice_project/4e471d8c02c9c90f512f7f9ead8875b57fcb1ec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